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部分内容。 3.修改和上线u3d项目.</text:p>
      <text:h text:style-name="Heading_20_3" text:outline-level="3">主要语言技能</text:h>
      <text:list text:style-name="L2">
        <text:list-item>
          <text:p text:style-name="P2"><text:a xlink:type="simple" xlink:href="" office:name=""><text:span text:style-name="Definition">C/C++</text:span></text:a><text:span text:style-name="T23">†</text:span></text:p>
        </text:list-item>
        <text:list-item>
          <text:p text:style-name="P2"><text:a xlink:type="simple" xlink:href="" office:name=""><text:span text:style-name="Definition">Lua</text:span></text:a><text:span text:style-name="T24">†</text:span></text:p>
        </text:list-item>
        <text:list-item>
          <text:p text:style-name="P2"><text:a xlink:type="simple" xlink:href="" office:name=""><text:span text:style-name="Definition">javaScript</text:span></text:a><text:span text:style-name="T25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26">†</text:span></text:p>
        </text:list-item>
        <text:list-item>
          <text:p text:style-name="P2"><text:a xlink:type="simple" xlink:href="" office:name=""><text:span text:style-name="Definition">xml</text:span></text:a><text:span text:style-name="T27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28">†</text:span></text:p>
        </text:list-item>
      </text:list>
      <text:h text:style-name="Heading_20_3" text:outline-level="3">格式类型使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9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30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31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架</text:h>
      <text:list text:style-name="L4">
        <text:list-item>
          <text:p text:style-name="P4"><text:a xlink:type="simple" xlink:href="" office:name=""><text:span text:style-name="Definition">OpenGL</text:span></text:a><text:span text:style-name="T32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33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34">†</text:span></text:p>
        </text:list-item>
      </text:list>
      <text:h text:style-name="Heading_20_3" text:outline-level="3">软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35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36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37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38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9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40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/grub2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兴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